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2465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2252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1925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0.4717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0pt" style:font-size-asian="10pt" style:font-size-complex="10pt"/>
    </style:style>
    <style:style style:name="ce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4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5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10pt" style:font-size-asian="10pt" style:font-size-complex="10pt"/>
    </style:style>
    <style:style style:name="ce6" style:family="table-cell" style:parent-style-name="Default">
      <style:table-cell-properties fo:background-color="#ffffcc"/>
      <style:text-properties style:font-name="Bitstream Charter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cffcc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25" style:family="table-cell" style:parent-style-name="Default">
      <style:table-cell-properties fo:background-color="#ffffcc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style:font-name-asian="Bitstream Charter1" style:font-size-asian="10pt" style:font-name-complex="Bitstream Charter1" style:font-size-complex="10pt"/>
    </style:style>
    <style:style style:name="ce28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in"/>
      <style:text-properties style:font-name="Bitstream Charter" fo:font-size="10pt" style:font-size-asian="10pt" style:font-size-complex="10pt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style:font-name="Bitstream Charter" fo:font-size="8pt" style:font-size-asian="8pt" style:font-size-complex="8pt"/>
    </style:style>
    <style:style style:name="ce40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41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3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4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45" style:family="table-cell" style:parent-style-name="Default">
      <style:table-cell-properties fo:background-color="#ffffcc"/>
      <style:text-properties style:font-name="Bitstream Charter"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4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48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50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8pt" style:font-size-asian="8pt" style:font-size-complex="8pt"/>
    </style:style>
    <style:style style:name="ce51" style:family="table-cell" style:parent-style-name="Default">
      <style:table-cell-properties fo:border-bottom="0.26pt solid #000000" fo:background-color="#ffcc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4" style:family="table-cell" style:parent-style-name="Default">
      <style:table-cell-properties fo:background-color="#ccffcc"/>
      <style:text-properties style:font-name="Bitstream Charter" fo:font-size="8pt" style:font-size-asian="8pt" style:font-size-complex="8pt"/>
    </style:style>
    <style:style style:name="ce55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56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7" style:family="table-cell" style:parent-style-name="Default">
      <style:table-cell-properties fo:border-bottom="none" fo:background-color="#ccffff" fo:border-left="0.06pt solid #000000" fo:border-right="none" fo:border-top="none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9" style:family="table-cell" style:parent-style-name="Default">
      <style:table-cell-properties fo:border-bottom="0.26pt solid #000000" fo:background-color="#ffcc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6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61" style:family="table-cell" style:parent-style-name="Default">
      <style:table-cell-properties fo:background-color="#ccffff"/>
      <style:text-properties style:font-name="Bitstream Charter" fo:font-size="8pt" style:font-size-asian="8pt" style:font-size-complex="8pt"/>
    </style:style>
    <style:style style:name="ce62" style:family="table-cell" style:parent-style-name="Default">
      <style:table-cell-properties fo:background-color="#ffcccc" fo:border="0.06pt solid #000000"/>
      <style:text-properties style:font-name="Bitstream Charter" fo:font-size="8pt" style:font-name-asian="Droid Sans Fallback" style:font-size-asian="8pt" style:font-name-complex="FreeSans" style:font-size-complex="8pt"/>
    </style:style>
    <style:style style:name="ce63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8pt" style:font-size-asian="8pt" style:font-size-complex="8pt"/>
    </style:style>
    <style:style style:name="ce64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5" style:family="table-cell" style:parent-style-name="Default">
      <style:table-cell-properties fo:border-bottom="0.26pt solid #000000" fo:background-color="#ffcc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7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68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name-asian="Droid Sans Fallback" style:font-size-asian="8pt" style:font-name-complex="FreeSans" style:font-size-complex="8pt"/>
    </style:style>
    <style:style style:name="ce6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0" style:family="table-cell" style:parent-style-name="Default">
      <style:table-cell-properties fo:background-color="#ccffcc" fo:border="none"/>
      <style:text-properties style:font-name="Bitstream Charter" fo:font-size="8pt" style:font-size-asian="8pt" style:font-size-complex="8pt"/>
    </style:style>
    <style:style style:name="ce71" style:family="table-cell" style:parent-style-name="Default">
      <style:table-cell-properties fo:background-color="#ffffcc" fo:border="none"/>
      <style:text-properties style:font-name="Bitstream Charter" fo:font-size="8pt" style:font-size-asian="8pt" style:font-size-complex="8pt"/>
    </style:style>
    <style:style style:name="ce72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73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4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75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7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81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82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83" style:family="table-cell" style:parent-style-name="Default">
      <style:table-cell-properties fo:background-color="#ccffff" fo:border="none"/>
      <style:text-properties style:font-name="Bitstream Charter" fo:font-size="10pt" style:font-size-asian="10pt" style:font-size-complex="10pt"/>
    </style:style>
    <style:style style:name="ce84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10pt" style:font-size-asian="10pt" style:font-size-complex="10pt"/>
    </style:style>
    <style:style style:name="ce86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8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90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ackground-color="#ffcccc" fo:border="0.06pt solid #000000"/>
      <style:text-properties style:font-name="Bitstream Charter" fo:font-size="10pt" style:font-size-asian="10pt" style:font-size-complex="10pt"/>
    </style:style>
    <style:style style:name="ce93" style:family="table-cell" style:parent-style-name="Default">
      <style:text-properties fo:font-size="14pt" style:font-size-asian="14pt" style:font-size-complex="14pt"/>
    </style:style>
    <style:style style:name="ce94" style:family="table-cell" style:parent-style-name="Default">
      <style:text-properties style:font-name="URW Bookman L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96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0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1" style:family="table-cell" style:parent-style-name="Default">
      <style:text-properties style:font-name="OpenSymbol" fo:font-size="10pt" style:font-name-asian="OpenSymbol" style:font-size-asian="10pt" style:font-name-complex="OpenSymbol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103" style:family="table-cell" style:parent-style-name="Default">
      <style:table-cell-properties fo:border-bottom="none" fo:border-left="none" fo:border-right="0.06pt dotted #000000" fo:border-top="none"/>
      <style:text-properties style:font-name="URW Bookman L"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6" style:family="table-cell" style:parent-style-name="Default">
      <style:table-cell-properties fo:border-bottom="0.06pt fine-dashed #000000" style:text-align-source="fix" style:repeat-content="false" fo:border-left="none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7" style:family="table-cell" style:parent-style-name="Default">
      <style:table-cell-properties fo:border-bottom="none" fo:border-left="0.06pt dotted #000000" fo:border-right="0.06pt dotted #000000" fo:border-top="none"/>
      <style:text-properties style:font-name="URW Bookman 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6pt dotted #000000" fo:border-right="0.06pt dotted #000000" fo:border-top="none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none" style:text-align-source="fix" style:repeat-content="false" fo:border-left="0.06pt dotted #000000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0" style:family="table-cell" style:parent-style-name="Default">
      <style:table-cell-properties fo:border-bottom="0.06pt fine-dash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1" style:family="table-cell" style:parent-style-name="Default">
      <style:table-cell-properties fo:border-bottom="none" fo:border-left="0.06pt dotted #000000" fo:border-right="none" fo:border-top="none"/>
      <style:text-properties style:font-name="URW Bookman L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order-left="0.06pt dotte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>
      <style:table-cell-properties fo:border-bottom="none" style:text-align-source="fix" style:repeat-content="false" fo:border-left="0.06pt dotted #000000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4" style:family="table-cell" style:parent-style-name="Default">
      <style:table-cell-properties fo:border-bottom="0.06pt fine-dashed #000000" style:text-align-source="fix" style:repeat-content="false" fo:border-left="0.06pt dotted #000000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Arial"/>
    </style:style>
    <style:style style:name="T2" style:family="text">
      <style:text-properties style:text-position="super"/>
    </style:style>
  </office:automatic-styles>
  <office:body>
    <office:spreadsheet>
      <table:table table:name="GAKopenograms" table:style-name="ta1">
        <table:shapes>
          <draw:frame draw:z-index="0" draw:style-name="gr1" draw:text-style-name="P1" svg:width="2.1539in" svg:height="0.3118in" svg:x="7.4512in" svg:y="4.0689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28in" svg:height="0.2134in" svg:x="7.4295in" svg:y="3.744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enetic Algorithm</text:p>
          </table:table-cell>
          <table:table-cell table:style-name="ce5" table:number-columns-repeated="4"/>
          <table:table-cell table:style-name="ce18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enerate initial population</text:p>
          </table:table-cell>
          <table:table-cell table:style-name="ce12"/>
          <table:table-cell table:style-name="ce15"/>
          <table:table-cell table:style-name="ce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4" table:number-rows-spanned="1">
            <text:p>▼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test the population for quality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4">
          <table:table-cell/>
          <table:table-cell table:style-name="ce3"/>
          <table:table-cell table:style-name="ce9"/>
          <table:table-cell table:style-name="ce7" office:value-type="string" calcext:value-type="string">
            <text:p>select individual to reproduce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produce new variations of individuals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replace old individuals with new one – new generation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5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test_population(model,p)</text:p>
          </table:table-cell>
          <table:table-cell table:style-name="ce24" table:number-columns-repeated="5"/>
          <table:table-cell table:style-name="ce35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5"/>
          <table:table-cell table:style-name="ce6" table:number-columns-repeated="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6" office:value-type="string" calcext:value-type="string" table:number-columns-spanned="5" table:number-rows-spanned="1">
            <text:p>for i=1 to n</text:p>
          </table:table-cell>
          <table:covered-table-cell table:number-columns-repeated="3" table:style-name="ce29"/>
          <table:covered-table-cell table:style-name="ce33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6">
          <table:table-cell table:number-columns-repeated="8"/>
          <table:table-cell table:style-name="ce22"/>
          <table:table-cell table:style-name="ce9"/>
          <table:table-cell table:style-name="ce30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31"/>
          <table:table-cell table:style-name="ce14" table:number-columns-repeated="2"/>
          <table:table-cell table:style-name="ce17"/>
          <table:table-cell table:style-name="ce36"/>
          <table:table-cell table:number-columns-repeated="1009"/>
        </table:table-row>
        <table:table-row table:style-name="ro7">
          <table:table-cell table:number-columns-repeated="8"/>
          <table:table-cell table:style-name="ce22"/>
          <table:table-cell table:style-name="ce9"/>
          <table:table-cell table:style-name="ce7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7" office:value-type="string" calcext:value-type="string" table:number-columns-spanned="5" table:number-rows-spanned="1">
            <text:p>▲</text:p>
          </table:table-cell>
          <table:covered-table-cell table:number-columns-repeated="3" table:style-name="ce32"/>
          <table:covered-table-cell table:style-name="ce3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6" table:number-columns-repeated="5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7" office:value-type="string" calcext:value-type="string">
            <text:p>return(q)</text:p>
          </table:table-cell>
          <table:table-cell table:style-name="ce15"/>
          <table:table-cell table:style-name="ce6" table:number-columns-repeated="3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3"/>
          <table:table-cell table:style-name="ce28" table:number-columns-repeated="5"/>
          <table:table-cell table:style-name="ce37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Kopenogram" table:style-name="ta1">
        <table:table-column table:style-name="co11" table:number-columns-repeated="2" table:default-cell-style-name="ce39"/>
        <table:table-column table:style-name="co12" table:default-cell-style-name="ce39"/>
        <table:table-column table:style-name="co13" table:default-cell-style-name="ce39"/>
        <table:table-column table:style-name="co3" table:default-cell-style-name="ce41"/>
        <table:table-column table:style-name="co2" table:default-cell-style-name="ce48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73"/>
        <table:table-column table:style-name="co17" table:default-cell-style-name="ce75"/>
        <table:table-column table:style-name="co4" table:default-cell-style-name="ce1"/>
        <table:table-row table:style-name="ro5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5">
          <table:table-cell office:value-type="string" calcext:value-type="string">
            <text:p>int function SequentialSearch(Array Records, int Key)</text:p>
          </table:table-cell>
          <table:table-cell table:number-columns-repeated="3"/>
          <table:table-cell table:style-name="ce40" office:value-type="string" calcext:value-type="string">
            <text:p>SequentialSearch( Records, Key)</text:p>
          </table:table-cell>
          <table:table-cell table:style-name="ce44" table:number-columns-repeated="5"/>
          <table:table-cell table:style-name="ce74"/>
          <table:table-cell/>
        </table:table-row>
        <table:table-row table:style-name="ro5">
          <table:table-cell office:value-type="string" calcext:value-type="string">
            <text:p>{</text:p>
          </table:table-cell>
          <table:table-cell table:number-columns-repeated="4"/>
          <table:table-cell table:style-name="ce45" table:number-columns-repeated="5"/>
          <table:table-cell table:number-columns-repeated="2"/>
        </table:table-row>
        <table:table-row table:style-name="ro5">
          <table:table-cell table:number-columns-repeated="5"/>
          <table:table-cell table:style-name="ce46" office:value-type="string" calcext:value-type="string">
            <text:p>index:=0</text:p>
          </table:table-cell>
          <table:table-cell table:style-name="ce52" table:number-columns-repeated="2"/>
          <table:table-cell table:style-name="ce64"/>
          <table:table-cell table:style-name="ce45"/>
          <table:table-cell table:number-columns-repeated="2"/>
        </table:table-row>
        <table:table-row table:style-name="ro5">
          <table:table-cell table:number-columns-repeated="5"/>
          <table:table-cell table:style-name="ce45" table:number-columns-repeated="5"/>
          <table:table-cell table:number-columns-repeated="2"/>
        </table:table-row>
        <table:table-row table:style-name="ro5">
          <table:table-cell/>
          <table:table-cell office:value-type="string" calcext:value-type="string">
            <text:p>for (int index=0;i&lt;Records.Length;i++)</text:p>
          </table:table-cell>
          <table:table-cell table:number-columns-repeated="3"/>
          <table:table-cell table:style-name="ce47" office:value-type="string" calcext:value-type="string" table:number-columns-spanned="5" table:number-rows-spanned="1">
            <text:p>index&lt;Records.Length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/>
          <table:table-cell office:value-type="string" calcext:value-type="string">
            <text:p>{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 calcext:value-type="string">
            <text:p>if (Records[index]=Key)</text:p>
          </table:table-cell>
          <table:table-cell table:number-columns-repeated="3"/>
          <table:table-cell table:style-name="ce55" office:value-type="string" calcext:value-type="string">
            <text:p>Records[index] = Key </text:p>
          </table:table-cell>
          <table:table-cell table:style-name="ce60"/>
          <table:table-cell table:style-name="ce66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{</text:p>
          </table:table-cell>
          <table:table-cell table:number-columns-repeated="3"/>
          <table:table-cell table:style-name="ce56"/>
          <table:table-cell table:style-name="ce61"/>
          <table:table-cell table:style-name="ce67"/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return (index)</text:p>
          </table:table-cell>
          <table:table-cell table:number-columns-repeated="2"/>
          <table:table-cell table:style-name="ce57"/>
          <table:table-cell table:style-name="ce62" office:value-type="string" calcext:value-type="string">
            <text:p>return (index) <text:span text:style-name="T1">►</text:span></text:p>
          </table:table-cell>
          <table:table-cell table:style-name="ce68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ce58"/>
          <table:table-cell table:style-name="ce63"/>
          <table:table-cell table:style-name="ce69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table:style-name="ce46" office:value-type="string" calcext:value-type="string">
            <text:p>index := index+1</text:p>
          </table:table-cell>
          <table:table-cell table:style-name="ce64"/>
          <table:table-cell table:style-name="ce70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/>
          <table:table-cell office:value-type="string" calcext:value-type="string">
            <text:p>}</text:p>
          </table:table-cell>
          <table:table-cell table:number-columns-repeated="3"/>
          <table:table-cell table:style-name="ce49" office:value-type="string" calcext:value-type="string" table:number-columns-spanned="5" table:number-rows-spanned="1">
            <text:p>▲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 table:number-columns-repeated="4"/>
          <table:table-cell table:style-name="ce42"/>
          <table:table-cell table:style-name="ce50" table:number-columns-repeated="3"/>
          <table:table-cell table:style-name="ce71" table:number-columns-repeated="2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return(-1)</text:p>
          </table:table-cell>
          <table:table-cell table:number-columns-repeated="2"/>
          <table:table-cell table:style-name="ce42"/>
          <table:table-cell table:style-name="ce51" office:value-type="string" calcext:value-type="string">
            <text:p>return (not found)</text:p>
          </table:table-cell>
          <table:table-cell table:style-name="ce59"/>
          <table:table-cell table:style-name="ce65"/>
          <table:table-cell table:style-name="ce71" table:number-columns-repeated="2"/>
          <table:table-cell table:style-name="ce76"/>
          <table:table-cell/>
        </table:table-row>
        <table:table-row table:style-name="ro5">
          <table:table-cell office:value-type="string" calcext:value-type="string">
            <text:p>}</text:p>
          </table:table-cell>
          <table:table-cell table:number-columns-repeated="3"/>
          <table:table-cell table:style-name="ce43"/>
          <table:table-cell table:style-name="ce50" table:number-columns-repeated="5"/>
          <table:table-cell table:style-name="ce77"/>
          <table:table-cell/>
        </table:table-row>
        <table:table-row table:style-name="ro1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1">
          <table:table-cell table:style-name="Default" table:number-columns-repeated="3"/>
          <table:table-cell table:style-name="ce1" table:number-columns-repeated="8"/>
          <table:table-cell/>
        </table:table-row>
      </table:table>
      <table:table table:name="ParamSweepKopenogram" table:style-name="ta1">
        <table:table-column table:style-name="co4" table:default-cell-style-name="ce1"/>
        <table:table-column table:style-name="co18" table:default-cell-style-name="ce3"/>
        <table:table-column table:style-name="co2" table:default-cell-style-name="ce9"/>
        <table:table-column table:style-name="co17" table:default-cell-style-name="ce1"/>
        <table:table-column table:style-name="co4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7"/>
        <table:table-column table:style-name="co18" table:default-cell-style-name="ce19"/>
        <table:table-column table:style-name="co4" table:default-cell-style-name="ce1"/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ParSweep(p,v,min,max,steps,index)</text:p>
          </table:table-cell>
          <table:table-cell table:style-name="ce5" table:number-columns-repeated="9"/>
          <table:table-cell table:style-name="ce18"/>
          <table:table-cell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for i=0;i&lt;=steps[index];i++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v[index] = min[index+(max[index]-min[index]) * (i/steps[index])</text:p>
          </table:table-cell>
          <table:table-cell table:style-name="ce12" table:number-columns-repeated="5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4" table:number-rows-spanned="1">
            <text:p>index&lt;(parameters.Length -1)</text:p>
          </table:table-cell>
          <table:covered-table-cell table:number-columns-repeated="2" table:style-name="ce82"/>
          <table:covered-table-cell table:style-name="ce87"/>
          <table:table-cell table:style-name="ce90"/>
          <table:table-cell table:style-name="ce91" office:value-type="string" calcext:value-type="string" table:number-columns-spanned="2" table:number-rows-spanned="1">
            <text:p>▼</text:p>
          </table:table-cell>
          <table:covered-table-cell table:style-name="ce87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3" table:number-columns-repeated="2"/>
          <table:table-cell table:style-name="ce88"/>
          <table:table-cell table:style-name="ce83" table:number-columns-repeated="2"/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4" office:value-type="string" calcext:value-type="string">
            <text:p>ParSweep(p,v,min,max,steps,index+1)</text:p>
          </table:table-cell>
          <table:table-cell table:style-name="ce86"/>
          <table:table-cell table:style-name="ce88"/>
          <table:table-cell table:style-name="ce83"/>
          <table:table-cell table:style-name="ce92" office:value-type="string" calcext:value-type="string">
            <text:p>simulate(p,v)</text:p>
          </table:table-cell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style-name="ce85" table:number-columns-repeated="2"/>
          <table:table-cell table:style-name="ce89"/>
          <table:table-cell table:style-name="ce85" table:number-columns-repeated="2"/>
          <table:table-cell table:style-name="ce89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9" table:number-rows-spanned="1">
            <text:p>▲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4"/>
          <table:table-cell table:style-name="ce11" table:number-columns-repeated="9"/>
          <table:table-cell table:style-name="ce20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</table:table>
      <table:table table:name="ParallelSerial" table:style-name="ta1">
        <table:table-column table:style-name="co22" table:default-cell-style-name="ce93"/>
        <table:table-column table:style-name="co23" table:default-cell-style-name="ce99"/>
        <table:table-column table:style-name="co4" table:default-cell-style-name="ce93"/>
        <table:table-column table:style-name="co24" table:number-columns-repeated="4" table:default-cell-style-name="ce93"/>
        <table:table-row table:style-name="ro8">
          <table:table-cell/>
          <table:table-cell table:style-name="ce93"/>
          <table:table-cell table:number-columns-repeated="5"/>
        </table:table-row>
        <table:table-row table:style-name="ro8">
          <table:table-cell/>
          <table:table-cell table:style-name="ce95" office:value-type="string" calcext:value-type="string">
            <text:p>serial</text:p>
          </table:table-cell>
          <table:table-cell table:style-name="ce94"/>
          <table:table-cell table:style-name="ce102" office:value-type="string" calcext:value-type="string" table:number-columns-spanned="4" table:number-rows-spanned="1">
            <text:p>parallel</text:p>
          </table:table-cell>
          <table:covered-table-cell table:number-columns-repeated="3" table:style-name="ce94"/>
        </table:table-row>
        <table:table-row table:style-name="ro8">
          <table:table-cell/>
          <table:table-cell table:style-name="ce96"/>
          <table:table-cell table:style-name="ce94"/>
          <table:table-cell table:style-name="ce103" office:value-type="string" calcext:value-type="string">
            <text:p>1<text:span text:style-name="T2">st</text:span>  CPU</text:p>
          </table:table-cell>
          <table:table-cell table:style-name="ce107" office:value-type="string" calcext:value-type="string">
            <text:p>2<text:span text:style-name="T2">nd</text:span> CPU</text:p>
          </table:table-cell>
          <table:table-cell table:style-name="ce107" office:value-type="string" calcext:value-type="string">
            <text:p>3<text:span text:style-name="T2">rd</text:span> CPU</text:p>
          </table:table-cell>
          <table:table-cell table:style-name="ce111" office:value-type="string" calcext:value-type="string">
            <text:p>4<text:span text:style-name="T2">th</text:span> CPU</text:p>
          </table:table-cell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8" office:value-type="string" calcext:value-type="string">
            <text:p></text:p>
          </table:table-cell>
          <table:table-cell/>
          <table:table-cell table:style-name="ce105" office:value-type="string" calcext:value-type="string">
            <text:p></text:p>
          </table:table-cell>
          <table:table-cell table:style-name="ce109" office:value-type="string" calcext:value-type="string">
            <text:p></text:p>
          </table:table-cell>
          <table:table-cell table:style-name="ce109" office:value-type="string" calcext:value-type="string">
            <text:p></text:p>
          </table:table-cell>
          <table:table-cell table:style-name="ce113" office:value-type="string" calcext:value-type="string">
            <text:p></text:p>
          </table:table-cell>
        </table:table-row>
        <table:table-row table:style-name="ro8">
          <table:table-cell/>
          <table:table-cell office:value-type="string" calcext:value-type="string">
            <text:p></text:p>
          </table:table-cell>
          <table:table-cell/>
          <table:table-cell table:style-name="ce106" office:value-type="string" calcext:value-type="string">
            <text:p></text:p>
          </table:table-cell>
          <table:table-cell table:style-name="ce110" office:value-type="string" calcext:value-type="string">
            <text:p></text:p>
          </table:table-cell>
          <table:table-cell table:style-name="ce110" office:value-type="string" calcext:value-type="string">
            <text:p></text:p>
          </table:table-cell>
          <table:table-cell table:style-name="ce114" office:value-type="string" calcext:value-type="string">
            <text:p></text:p>
          </table:table-cell>
        </table:table-row>
        <table:table-row table:style-name="ro8">
          <table:table-cell/>
          <table:table-cell office:value-type="string" calcext:value-type="string">
            <text:p>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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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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</text:p>
          </table:table-cell>
          <table:table-cell table:number-columns-repeated="5"/>
        </table:table-row>
        <table:table-row table:style-name="ro8">
          <table:table-cell/>
          <table:table-cell table:style-name="ce100" office:value-type="string" calcext:value-type="string">
            <text:p>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101"/>
          <table:table-cell table:number-columns-repeated="5"/>
        </table:table-row>
        <table:table-row table:style-name="ro8">
          <table:table-cell table:style-name="ce94" office:value-type="string" calcext:value-type="string">
            <text:p>total time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number-columns-repeated="3"/>
        </table:table-row>
      </table:table>
      <table:table table:name="ModelSpeedup" table:style-name="ta1">
        <table:table-column table:style-name="co4" table:number-columns-repeated="30" table:default-cell-style-name="Default"/>
        <table:table-row table:style-name="ro1">
          <table:table-cell table:number-columns-repeated="2"/>
          <table:table-cell office:value-type="string" calcext:value-type="string">
            <text:p>total time s</text:p>
          </table:table-cell>
          <table:table-cell office:value-type="string" calcext:value-type="string">
            <text:p>paralelizable</text:p>
          </table:table-cell>
          <table:table-cell/>
          <table:table-cell office:value-type="string" calcext:value-type="string">
            <text:p>fraction alpha</text:p>
          </table:table-cell>
          <table:table-cell office:value-type="string" calcext:value-type="string">
            <text:p>theoretical speedup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ysin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1-([.D2]/[.C2])" office:value-type="float" office:value="0.726027397260274" calcext:value-type="float">
            <text:p>0.7260273973</text:p>
          </table:table-cell>
          <table:table-cell table:formula="of:=1/[.F2]" office:value-type="float" office:value="1.37735849056604" calcext:value-type="float">
            <text:p>1.37735849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1-([.D3]/[.C3])" office:value-type="float" office:value="0.066350710900474" calcext:value-type="float">
            <text:p>0.0663507109</text:p>
          </table:table-cell>
          <table:table-cell table:formula="of:=1/[.F3]" office:value-type="float" office:value="15.0714285714286" calcext:value-type="float">
            <text:p>15.071428571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1-([.D4]/[.C4])" office:value-type="float" office:value="0.0169491525423728" calcext:value-type="float">
            <text:p>0.0169491525</text:p>
          </table:table-cell>
          <table:table-cell table:formula="of:=1/[.F4]" office:value-type="float" office:value="59.0000000000002" calcext:value-type="float">
            <text:p>5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721657" calcext:value-type="float">
            <text:p>721657</text:p>
          </table:table-cell>
          <table:table-cell office:value-type="float" office:value="721243" calcext:value-type="float">
            <text:p>721243</text:p>
          </table:table-cell>
          <table:table-cell/>
          <table:table-cell table:formula="of:=1-([.D5]/[.C5])" office:value-type="float" office:value="0.000573679739821031" calcext:value-type="float">
            <text:p>0.0005736797</text:p>
          </table:table-cell>
          <table:table-cell table:formula="of:=1/[.F5]" office:value-type="float" office:value="1743.13285024144" calcext:value-type="float">
            <text:p>1743.13285024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93895" calcext:value-type="float">
            <text:p>193895</text:p>
          </table:table-cell>
          <table:table-cell office:value-type="float" office:value="193703" calcext:value-type="float">
            <text:p>193703</text:p>
          </table:table-cell>
          <table:table-cell/>
          <table:table-cell table:formula="of:=1-([.D6]/[.C6])" office:value-type="float" office:value="0.000990226669073446" calcext:value-type="float">
            <text:p>0.0009902267</text:p>
          </table:table-cell>
          <table:table-cell table:formula="of:=1/[.F6]" office:value-type="float" office:value="1009.86979166669" calcext:value-type="float">
            <text:p>1009.869791666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10</text:p>
          </table:table-cell>
          <table:table-cell office:value-type="float" office:value="847917" calcext:value-type="float">
            <text:p>847917</text:p>
          </table:table-cell>
          <table:table-cell office:value-type="float" office:value="845454" calcext:value-type="float">
            <text:p>845454</text:p>
          </table:table-cell>
          <table:table-cell/>
          <table:table-cell table:formula="of:=1-([.D7]/[.C7])" office:value-type="float" office:value="0.00290476544284402" calcext:value-type="float">
            <text:p>0.0029047654</text:p>
          </table:table-cell>
          <table:table-cell table:formula="of:=1/[.F7]" office:value-type="float" office:value="344.261875761271" calcext:value-type="float">
            <text:p>344.261875761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20</text:p>
          </table:table-cell>
          <table:table-cell office:value-type="float" office:value="432509" calcext:value-type="float">
            <text:p>432509</text:p>
          </table:table-cell>
          <table:table-cell office:value-type="float" office:value="430076" calcext:value-type="float">
            <text:p>430076</text:p>
          </table:table-cell>
          <table:table-cell/>
          <table:table-cell table:formula="of:=1-([.D8]/[.C8])" office:value-type="float" office:value="0.00562531646740294" calcext:value-type="float">
            <text:p>0.0056253165</text:p>
          </table:table-cell>
          <table:table-cell table:formula="of:=1/[.F8]" office:value-type="float" office:value="177.767776407729" calcext:value-type="float">
            <text:p>177.7677764077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s40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ummod 1</text:p>
          </table:table-cell>
          <table:table-cell office:value-type="float" office:value="1217208" calcext:value-type="float">
            <text:p>1217208</text:p>
          </table:table-cell>
          <table:table-cell office:value-type="float" office:value="1215144" calcext:value-type="float">
            <text:p>1215144</text:p>
          </table:table-cell>
          <table:table-cell/>
          <table:table-cell table:formula="of:=1-([.D14]/[.C14])" office:value-type="float" office:value="0.0016956838929747" calcext:value-type="float">
            <text:p>0.0016956839</text:p>
          </table:table-cell>
          <table:table-cell table:formula="of:=1/[.F14]" office:value-type="float" office:value="589.73255813955" calcext:value-type="float">
            <text:p>589.7325581396</text:p>
          </table:table-cell>
          <table:table-cell table:formula="of:=1/([.F14]+(1-[.F14])/40)" office:value-type="float" office:value="37.5188178506039" calcext:value-type="float">
            <text:p>37.5188178506</text:p>
          </table:table-cell>
          <table:table-cell office:value-type="float" office:value="59152" calcext:value-type="float">
            <text:p>59152</text:p>
          </table:table-cell>
          <table:table-cell table:formula="of:=[.C14]/[.I14]" office:value-type="float" office:value="20.5776305112253" calcext:value-type="float">
            <text:p>20.57763051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4328" calcext:value-type="float">
            <text:p>104328</text:p>
          </table:table-cell>
          <table:table-cell/>
          <table:table-cell table:formula="of:=1-([.D15]/[.C15])" office:value-type="float" office:value="0.00219019290913092" calcext:value-type="float">
            <text:p>0.0021901929</text:p>
          </table:table-cell>
          <table:table-cell table:formula="of:=1/[.F15]" office:value-type="float" office:value="456.580786026198" calcext:value-type="float">
            <text:p>456.5807860262</text:p>
          </table:table-cell>
          <table:table-cell table:formula="of:=1/([.F15]+(1-[.F15])/40)" office:value-type="float" office:value="36.8521782038629" calcext:value-type="float">
            <text:p>36.8521782039</text:p>
          </table:table-cell>
          <table:table-cell office:value-type="float" office:value="7132" calcext:value-type="float">
            <text:p>7132</text:p>
          </table:table-cell>
          <table:table-cell table:formula="of:=[.C15]/[.I15]" office:value-type="float" office:value="14.660263600673" calcext:value-type="float">
            <text:p>14.6602636007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112776" calcext:value-type="float">
            <text:p>11277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3"/>
          <table:table-cell office:value-type="string" calcext:value-type="string">
            <text:p>requ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overhead in %</text:p>
          </table:table-cell>
          <table:table-cell table:number-columns-repeated="2" office:value-type="string" calcext:value-type="string">
            <text:p>Network overhead%</text:p>
          </table:table-cell>
          <table:table-cell office:value-type="string" calcext:value-type="string">
            <text:p>simulation in 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(10)</text:p>
          </table:table-cell>
          <table:table-cell office:value-type="string" calcext:value-type="string">
            <text:p>S(10)</text:p>
          </table:table-cell>
          <table:table-cell office:value-type="string" calcext:value-type="string">
            <text:p>T(20)</text:p>
          </table:table-cell>
          <table:table-cell office:value-type="string" calcext:value-type="string">
            <text:p>S(20)</text:p>
          </table:table-cell>
          <table:table-cell office:value-type="string" calcext:value-type="string">
            <text:p>T(30)</text:p>
          </table:table-cell>
          <table:table-cell office:value-type="string" calcext:value-type="string">
            <text:p>S(30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office:value-type="string" calcext:value-type="string">
            <text:p>T(50)</text:p>
          </table:table-cell>
          <table:table-cell office:value-type="string" calcext:value-type="string">
            <text:p>S(50)</text:p>
          </table:table-cell>
          <table:table-cell office:value-type="string" calcext:value-type="string">
            <text:p>T(60)</text:p>
          </table:table-cell>
          <table:table-cell office:value-type="string" calcext:value-type="string">
            <text:p>S(60)</text:p>
          </table:table-cell>
          <table:table-cell office:value-type="string" calcext:value-type="string">
            <text:p>T(80)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4639676" calcext:value-type="float">
            <text:p>4639676</text:p>
          </table:table-cell>
          <table:table-cell office:value-type="float" office:value="4639265" calcext:value-type="float">
            <text:p>4639265</text:p>
          </table:table-cell>
          <table:table-cell office:value-type="float" office:value="4618282" calcext:value-type="float">
            <text:p>4618282</text:p>
          </table:table-cell>
          <table:table-cell office:value-type="float" office:value="4616566" calcext:value-type="float">
            <text:p>4616566</text:p>
          </table:table-cell>
          <table:table-cell table:formula="of:=[.C20]-[.D20]" office:value-type="float" office:value="411" calcext:value-type="float">
            <text:p>411</text:p>
          </table:table-cell>
          <table:table-cell table:formula="of:=[.G20]/[.C20]" office:value-type="float" office:value="0.0000885837717978583" calcext:value-type="float">
            <text:p>8.85837717978583E-005</text:p>
          </table:table-cell>
          <table:table-cell table:formula="of:=[.D20]-[.E20]" office:value-type="float" office:value="20983" calcext:value-type="float">
            <text:p>20983</text:p>
          </table:table-cell>
          <table:table-cell table:formula="of:=[.I20]/[.C20]" office:value-type="float" office:value="0.00452251407210331" calcext:value-type="float">
            <text:p>0.0045225141</text:p>
          </table:table-cell>
          <table:table-cell table:formula="of:=[.F20]/[.C20]" office:value-type="float" office:value="0.995019048743921" calcext:value-type="float">
            <text:p>0.9950190487</text:p>
          </table:table-cell>
          <table:table-cell table:formula="of:=1-([.D20]/[.C20])" office:value-type="float" office:value="0.0000885837717978788" calcext:value-type="float">
            <text:p>8.85837717978788E-005</text:p>
          </table:table-cell>
          <table:table-cell table:formula="of:=1/[.L20]" office:value-type="float" office:value="11288.7493917249" calcext:value-type="float">
            <text:p>11288.7493917249</text:p>
          </table:table-cell>
          <table:table-cell office:value-type="float" office:value="466241" calcext:value-type="float">
            <text:p>466241</text:p>
          </table:table-cell>
          <table:table-cell table:formula="of:=[.C20]/[.N20]" office:value-type="float" office:value="9.95123980945477" calcext:value-type="float">
            <text:p>9.9512398095</text:p>
          </table:table-cell>
          <table:table-cell office:value-type="float" office:value="226941" calcext:value-type="float">
            <text:p>226941</text:p>
          </table:table-cell>
          <table:table-cell table:formula="of:=[.C20]/[.P20]" office:value-type="float" office:value="20.4444150682336" calcext:value-type="float">
            <text:p>20.4444150682</text:p>
          </table:table-cell>
          <table:table-cell office:value-type="float" office:value="187049" calcext:value-type="float">
            <text:p>187049</text:p>
          </table:table-cell>
          <table:table-cell table:formula="of:=[.C20]/[.R20]" office:value-type="float" office:value="24.8046020026838" calcext:value-type="float">
            <text:p>24.8046020027</text:p>
          </table:table-cell>
          <table:table-cell office:value-type="float" office:value="130999" calcext:value-type="float">
            <text:p>130999</text:p>
          </table:table-cell>
          <table:table-cell table:formula="of:=[.$C20]/[.T20]" office:value-type="float" office:value="35.4176444094993" calcext:value-type="float">
            <text:p>35.4176444095</text:p>
          </table:table-cell>
          <table:table-cell office:value-type="float" office:value="110978" calcext:value-type="float">
            <text:p>110978</text:p>
          </table:table-cell>
          <table:table-cell table:formula="of:=[.$C20]/[.V20]" office:value-type="float" office:value="41.8071689884482" calcext:value-type="float">
            <text:p>41.8071689884</text:p>
          </table:table-cell>
          <table:table-cell office:value-type="float" office:value="93110" calcext:value-type="float">
            <text:p>93110</text:p>
          </table:table-cell>
          <table:table-cell table:formula="of:=[.$C20]/[.X20]" office:value-type="float" office:value="49.8300504779293" calcext:value-type="float">
            <text:p>49.8300504779</text:p>
          </table:table-cell>
          <table:table-cell office:value-type="float" office:value="66885" calcext:value-type="float">
            <text:p>66885</text:p>
          </table:table-cell>
          <table:table-cell table:formula="of:=[.$C20]/[.Z20]" office:value-type="float" office:value="69.3679599312253" calcext:value-type="float">
            <text:p>69.3679599312</text:p>
          </table:table-cell>
          <table:table-cell table:formula="of:=[.C20]-[.I20]" office:value-type="float" office:value="4618693" calcext:value-type="float">
            <text:p>4618693</text:p>
          </table:table-cell>
          <table:table-cell table:formula="of:=[.C20]/[.AB20]" office:value-type="float" office:value="1.00454306012545" calcext:value-type="float">
            <text:p>1.0045430601</text:p>
          </table:table-cell>
          <table:table-cell table:formula="of:=(1-[.L20])/(([.C20]-[.I20])/[.C20] - [.L20])" office:value-type="float" office:value="1.00454346443115" calcext:value-type="float">
            <text:p>1.0045434644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61817" calcext:value-type="float">
            <text:p>661817</text:p>
          </table:table-cell>
          <table:table-cell office:value-type="float" office:value="661490" calcext:value-type="float">
            <text:p>661490</text:p>
          </table:table-cell>
          <table:table-cell office:value-type="float" office:value="634694" calcext:value-type="float">
            <text:p>634694</text:p>
          </table:table-cell>
          <table:table-cell office:value-type="float" office:value="634457" calcext:value-type="float">
            <text:p>634457</text:p>
          </table:table-cell>
          <table:table-cell table:formula="of:=[.C21]-[.D21]" office:value-type="float" office:value="327" calcext:value-type="float">
            <text:p>327</text:p>
          </table:table-cell>
          <table:table-cell table:formula="of:=[.G21]/[.C21]" office:value-type="float" office:value="0.000494094288904637" calcext:value-type="float">
            <text:p>0.0004940943</text:p>
          </table:table-cell>
          <table:table-cell table:formula="of:=[.D21]-[.E21]" office:value-type="float" office:value="26796" calcext:value-type="float">
            <text:p>26796</text:p>
          </table:table-cell>
          <table:table-cell table:formula="of:=[.I21]/[.C21]" office:value-type="float" office:value="0.0404885338394148" calcext:value-type="float">
            <text:p>0.0404885338</text:p>
          </table:table-cell>
          <table:table-cell table:formula="of:=[.F21]/[.C21]" office:value-type="float" office:value="0.958659266836603" calcext:value-type="float">
            <text:p>0.9586592668</text:p>
          </table:table-cell>
          <table:table-cell table:formula="of:=1-([.D21]/[.C21])" office:value-type="float" office:value="0.000494094288904678" calcext:value-type="float">
            <text:p>0.0004940943</text:p>
          </table:table-cell>
          <table:table-cell table:formula="of:=1/[.L21]" office:value-type="float" office:value="2023.90519877659" calcext:value-type="float">
            <text:p>2023.9051987766</text:p>
          </table:table-cell>
          <table:table-cell office:value-type="float" office:value="75938" calcext:value-type="float">
            <text:p>75938</text:p>
          </table:table-cell>
          <table:table-cell table:formula="of:=[.C21]/[.N21]" office:value-type="float" office:value="8.71522821248914" calcext:value-type="float">
            <text:p>8.7152282125</text:p>
          </table:table-cell>
          <table:table-cell office:value-type="float" office:value="39930" calcext:value-type="float">
            <text:p>39930</text:p>
          </table:table-cell>
          <table:table-cell table:formula="of:=[.C21]/[.P21]" office:value-type="float" office:value="16.5744302529427" calcext:value-type="float">
            <text:p>16.5744302529</text:p>
          </table:table-cell>
          <table:table-cell office:value-type="float" office:value="27091" calcext:value-type="float">
            <text:p>27091</text:p>
          </table:table-cell>
          <table:table-cell table:formula="of:=[.C21]/[.R21]" office:value-type="float" office:value="24.4294045993134" calcext:value-type="float">
            <text:p>24.4294045993</text:p>
          </table:table-cell>
          <table:table-cell office:value-type="float" office:value="22333" calcext:value-type="float">
            <text:p>22333</text:p>
          </table:table-cell>
          <table:table-cell table:formula="of:=[.C21]/[.T21]" office:value-type="float" office:value="29.6340393140196" calcext:value-type="float">
            <text:p>29.634039314</text:p>
          </table:table-cell>
          <table:table-cell office:value-type="float" office:value="20112" calcext:value-type="float">
            <text:p>20112</text:p>
          </table:table-cell>
          <table:table-cell table:formula="of:=[.$C21]/[.V21]" office:value-type="float" office:value="32.9065731901352" calcext:value-type="float">
            <text:p>32.9065731901</text:p>
          </table:table-cell>
          <table:table-cell office:value-type="float" office:value="17123" calcext:value-type="float">
            <text:p>17123</text:p>
          </table:table-cell>
          <table:table-cell table:formula="of:=[.$C21]/[.X21]" office:value-type="float" office:value="38.6507621328038" calcext:value-type="float">
            <text:p>38.6507621328</text:p>
          </table:table-cell>
          <table:table-cell office:value-type="float" office:value="15121" calcext:value-type="float">
            <text:p>15121</text:p>
          </table:table-cell>
          <table:table-cell table:formula="of:=[.$C21]/[.Z21]" office:value-type="float" office:value="43.7680708947821" calcext:value-type="float">
            <text:p>43.7680708948</text:p>
          </table:table-cell>
          <table:table-cell table:formula="of:=[.C21]-[.I21]" office:value-type="float" office:value="635021" calcext:value-type="float">
            <text:p>635021</text:p>
          </table:table-cell>
          <table:table-cell table:formula="of:=[.C21]/[.AB21]" office:value-type="float" office:value="1.04219702970453" calcext:value-type="float">
            <text:p>1.0421970297</text:p>
          </table:table-cell>
          <table:table-cell table:formula="of:=(1-[.L21])/(([.C21]-[.I21])/[.C21] - [.L21])" office:value-type="float" office:value="1.04221876998995" calcext:value-type="float">
            <text:p>1.04221877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7868" calcext:value-type="float">
            <text:p>17868</text:p>
          </table:table-cell>
          <table:table-cell office:value-type="float" office:value="17610" calcext:value-type="float">
            <text:p>17610</text:p>
          </table:table-cell>
          <table:table-cell office:value-type="float" office:value="1399" calcext:value-type="float">
            <text:p>1399</text:p>
          </table:table-cell>
          <table:table-cell office:value-type="float" office:value="1123" calcext:value-type="float">
            <text:p>1123</text:p>
          </table:table-cell>
          <table:table-cell table:formula="of:=[.C22]-[.D22]" office:value-type="float" office:value="258" calcext:value-type="float">
            <text:p>258</text:p>
          </table:table-cell>
          <table:table-cell table:formula="of:=[.G22]/[.C22]" office:value-type="float" office:value="0.0144392209536602" calcext:value-type="float">
            <text:p>0.014439221</text:p>
          </table:table-cell>
          <table:table-cell table:formula="of:=[.D22]-[.E22]" office:value-type="float" office:value="16211" calcext:value-type="float">
            <text:p>16211</text:p>
          </table:table-cell>
          <table:table-cell table:formula="of:=[.I22]/[.C22]" office:value-type="float" office:value="0.907264383254981" calcext:value-type="float">
            <text:p>0.9072643833</text:p>
          </table:table-cell>
          <table:table-cell table:formula="of:=[.F22]/[.C22]" office:value-type="float" office:value="0.0628497873293038" calcext:value-type="float">
            <text:p>0.0628497873</text:p>
          </table:table-cell>
          <table:table-cell table:formula="of:=1-([.D22]/[.C22])" office:value-type="float" office:value="0.0144392209536601" calcext:value-type="float">
            <text:p>0.014439221</text:p>
          </table:table-cell>
          <table:table-cell table:formula="of:=1/[.L22]" office:value-type="float" office:value="69.2558139534886" calcext:value-type="float">
            <text:p>69.2558139535</text:p>
          </table:table-cell>
          <table:table-cell office:value-type="float" office:value="2386" calcext:value-type="float">
            <text:p>2386</text:p>
          </table:table-cell>
          <table:table-cell table:formula="of:=[.C22]/[.N22]" office:value-type="float" office:value="7.48868398994132" calcext:value-type="float">
            <text:p>7.4886839899</text:p>
          </table:table-cell>
          <table:table-cell office:value-type="float" office:value="1512" calcext:value-type="float">
            <text:p>1512</text:p>
          </table:table-cell>
          <table:table-cell table:formula="of:=[.C22]/[.P22]" office:value-type="float" office:value="11.8174603174603" calcext:value-type="float">
            <text:p>11.8174603175</text:p>
          </table:table-cell>
          <table:table-cell office:value-type="float" office:value="1431" calcext:value-type="float">
            <text:p>1431</text:p>
          </table:table-cell>
          <table:table-cell table:formula="of:=[.C22]/[.R22]" office:value-type="float" office:value="12.4863731656185" calcext:value-type="float">
            <text:p>12.4863731656</text:p>
          </table:table-cell>
          <table:table-cell office:value-type="float" office:value="1160" calcext:value-type="float">
            <text:p>1160</text:p>
          </table:table-cell>
          <table:table-cell table:formula="of:=[.C22]/[.T22]" office:value-type="float" office:value="15.4034482758621" calcext:value-type="float">
            <text:p>15.4034482759</text:p>
          </table:table-cell>
          <table:table-cell office:value-type="float" office:value="1138" calcext:value-type="float">
            <text:p>1138</text:p>
          </table:table-cell>
          <table:table-cell table:formula="of:=[.$C22]/[.V22]" office:value-type="float" office:value="15.701230228471" calcext:value-type="float">
            <text:p>15.7012302285</text:p>
          </table:table-cell>
          <table:table-cell office:value-type="float" office:value="1213" calcext:value-type="float">
            <text:p>1213</text:p>
          </table:table-cell>
          <table:table-cell table:formula="of:=[.$C22]/[.X22]" office:value-type="float" office:value="14.7304204451772" calcext:value-type="float">
            <text:p>14.7304204452</text:p>
          </table:table-cell>
          <table:table-cell office:value-type="float" office:value="1121" calcext:value-type="float">
            <text:p>1121</text:p>
          </table:table-cell>
          <table:table-cell table:formula="of:=[.$C22]/[.Z22]" office:value-type="float" office:value="15.9393398751115" calcext:value-type="float">
            <text:p>15.9393398751</text:p>
          </table:table-cell>
          <table:table-cell table:formula="of:=[.C22]-[.I22]" office:value-type="float" office:value="1657" calcext:value-type="float">
            <text:p>1657</text:p>
          </table:table-cell>
          <table:table-cell table:formula="of:=[.C22]/[.AB22]" office:value-type="float" office:value="10.7833433916717" calcext:value-type="float">
            <text:p>10.7833433917</text:p>
          </table:table-cell>
          <table:table-cell table:formula="of:=(1-[.L22])/(([.C22]-[.I22])/[.C22] - [.L22])" office:value-type="float" office:value="12.5875625446748" calcext:value-type="float">
            <text:p>12.587562544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physiome gen. 100 population 12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gaoverhead%</text:p>
          </table:table-cell>
          <table:table-cell office:value-type="string" calcext:value-type="string">
            <text:p>network overhead</text:p>
          </table:table-cell>
          <table:table-cell office:value-type="string" calcext:value-type="string">
            <text:p>Network overhead%</text:p>
          </table:table-cell>
          <table:table-cell office:value-type="string" calcext:value-type="string">
            <text:p>simulation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4</text:p>
          </table:table-cell>
          <table:table-cell table:number-columns-repeated="8"/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228" calcext:value-type="float">
            <text:p>1228</text:p>
          </table:table-cell>
          <table:table-cell office:value-type="float" office:value="1149" calcext:value-type="float">
            <text:p>1149</text:p>
          </table:table-cell>
          <table:table-cell table:formula="of:=[.C27]-[.D27]" office:value-type="float" office:value="520" calcext:value-type="float">
            <text:p>520</text:p>
          </table:table-cell>
          <table:table-cell table:formula="of:=[.G27]/[.C27]" office:value-type="float" office:value="0.179744210162461" calcext:value-type="float">
            <text:p>0.1797442102</text:p>
          </table:table-cell>
          <table:table-cell table:formula="of:=[.D27]-[.E27]" office:value-type="float" office:value="1145" calcext:value-type="float">
            <text:p>1145</text:p>
          </table:table-cell>
          <table:table-cell table:formula="of:=[.I27]/[.C27]" office:value-type="float" office:value="0.395782924300035" calcext:value-type="float">
            <text:p>0.3957829243</text:p>
          </table:table-cell>
          <table:table-cell table:formula="of:=[.F27]/[.C27]" office:value-type="float" office:value="0.397165572070515" calcext:value-type="float">
            <text:p>0.3971655721</text:p>
          </table:table-cell>
          <table:table-cell table:formula="of:=1-([.D27]/[.C27])" office:value-type="float" office:value="0.179744210162461" calcext:value-type="float">
            <text:p>0.1797442102</text:p>
          </table:table-cell>
          <table:table-cell table:formula="of:=1/[.L27]" office:value-type="float" office:value="5.56346153846154" calcext:value-type="float">
            <text:p>5.5634615385</text:p>
          </table:table-cell>
          <table:table-cell office:value-type="float" office:value="1510" calcext:value-type="float">
            <text:p>1510</text:p>
          </table:table-cell>
          <table:table-cell table:formula="of:=[.C27]/[.N27]" office:value-type="float" office:value="1.9158940397351" calcext:value-type="float">
            <text:p>1.9158940397</text:p>
          </table:table-cell>
          <table:table-cell table:number-columns-repeated="12"/>
          <table:table-cell table:formula="of:=[.C27]-[.I27]" office:value-type="float" office:value="1748" calcext:value-type="float">
            <text:p>1748</text:p>
          </table:table-cell>
          <table:table-cell table:formula="of:=[.C27]/[.AB27]" office:value-type="float" office:value="1.65503432494279" calcext:value-type="float">
            <text:p>1.6550343249</text:p>
          </table:table-cell>
          <table:table-cell table:formula="of:=(1-[.L27])/(([.C27]-[.I27])/[.C27] - [.L27])" office:value-type="float" office:value="1.93241042345277" calcext:value-type="float">
            <text:p>1.9324104235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6463217" calcext:value-type="float">
            <text:p>6463217</text:p>
          </table:table-cell>
          <table:table-cell table:style-name="ce115" office:value-type="float" office:value="6460937" calcext:value-type="float">
            <text:p>6460937</text:p>
          </table:table-cell>
          <table:table-cell table:style-name="ce115" office:value-type="float" office:value="6451079" calcext:value-type="float">
            <text:p>6451079</text:p>
          </table:table-cell>
          <table:table-cell office:value-type="float" office:value="6458253" calcext:value-type="float">
            <text:p>6458253</text:p>
          </table:table-cell>
          <table:table-cell table:formula="of:=[.C28]-[.D28]" office:value-type="float" office:value="2280" calcext:value-type="float">
            <text:p>2280</text:p>
          </table:table-cell>
          <table:table-cell table:formula="of:=[.G28]/[.C28]" office:value-type="float" office:value="0.000352765503618399" calcext:value-type="float">
            <text:p>0.0003527655</text:p>
          </table:table-cell>
          <table:table-cell table:formula="of:=[.D28]-[.E28]" office:value-type="float" office:value="9858" calcext:value-type="float">
            <text:p>9858</text:p>
          </table:table-cell>
          <table:table-cell table:formula="of:=[.I28]/[.C28]" office:value-type="float" office:value="0.00152524663801324" calcext:value-type="float">
            <text:p>0.0015252466</text:p>
          </table:table-cell>
          <table:table-cell table:formula="of:=[.F28]/[.C28]" office:value-type="float" office:value="0.999231961421069" calcext:value-type="float">
            <text:p>0.9992319614</text:p>
          </table:table-cell>
          <table:table-cell table:formula="of:=1-([.D28]/[.C28])" office:value-type="float" office:value="0.000352765503618402" calcext:value-type="float">
            <text:p>0.0003527655</text:p>
          </table:table-cell>
          <table:table-cell table:formula="of:=1/[.L28]" office:value-type="float" office:value="2834.74429824559" calcext:value-type="float">
            <text:p>2834.7442982456</text:p>
          </table:table-cell>
          <table:table-cell table:number-columns-repeated="14"/>
          <table:table-cell table:formula="of:=[.C28]-[.I28]" office:value-type="float" office:value="6453359" calcext:value-type="float">
            <text:p>6453359</text:p>
          </table:table-cell>
          <table:table-cell table:formula="of:=[.C28]/[.AB28]" office:value-type="float" office:value="1.00152757656904" calcext:value-type="float">
            <text:p>1.0015275766</text:p>
          </table:table-cell>
          <table:table-cell table:formula="of:=(1-[.L28])/(([.C28]-[.I28])/[.C28] - [.L28])" office:value-type="float" office:value="1.00152811645928" calcext:value-type="float">
            <text:p>1.0015281165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99631" calcext:value-type="float">
            <text:p>699631</text:p>
          </table:table-cell>
          <table:table-cell office:value-type="float" office:value="699228" calcext:value-type="float">
            <text:p>699228</text:p>
          </table:table-cell>
          <table:table-cell office:value-type="float" office:value="697907" calcext:value-type="float">
            <text:p>697907</text:p>
          </table:table-cell>
          <table:table-cell office:value-type="float" office:value="696948" calcext:value-type="float">
            <text:p>696948</text:p>
          </table:table-cell>
          <table:table-cell table:formula="of:=[.C29]-[.D29]" office:value-type="float" office:value="403" calcext:value-type="float">
            <text:p>403</text:p>
          </table:table-cell>
          <table:table-cell table:formula="of:=[.G29]/[.C29]" office:value-type="float" office:value="0.000576017929451382" calcext:value-type="float">
            <text:p>0.0005760179</text:p>
          </table:table-cell>
          <table:table-cell table:formula="of:=[.D29]-[.E29]" office:value-type="float" office:value="1321" calcext:value-type="float">
            <text:p>1321</text:p>
          </table:table-cell>
          <table:table-cell table:formula="of:=[.I29]/[.C29]" office:value-type="float" office:value="0.00188813817569547" calcext:value-type="float">
            <text:p>0.0018881382</text:p>
          </table:table-cell>
          <table:table-cell table:formula="of:=[.F29]/[.C29]" office:value-type="float" office:value="0.996165121328243" calcext:value-type="float">
            <text:p>0.9961651213</text:p>
          </table:table-cell>
          <table:table-cell table:formula="of:=1-([.D29]/[.C29])" office:value-type="float" office:value="0.000576017929451389" calcext:value-type="float">
            <text:p>0.0005760179</text:p>
          </table:table-cell>
          <table:table-cell table:formula="of:=1/[.L29]" office:value-type="float" office:value="1736.05707196028" calcext:value-type="float">
            <text:p>1736.0570719603</text:p>
          </table:table-cell>
          <table:table-cell table:number-columns-repeated="14"/>
          <table:table-cell table:formula="of:=[.C29]-[.I29]" office:value-type="float" office:value="698310" calcext:value-type="float">
            <text:p>698310</text:p>
          </table:table-cell>
          <table:table-cell table:formula="of:=[.C29]/[.AB29]" office:value-type="float" office:value="1.00189170998554" calcext:value-type="float">
            <text:p>1.00189171</text:p>
          </table:table-cell>
          <table:table-cell table:formula="of:=(1-[.L29])/(([.C29]-[.I29])/[.C29] - [.L29])" office:value-type="float" office:value="1.00189280233613" calcext:value-type="float">
            <text:p>1.001892802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otokol pro test na 16 procesorovych strojich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2]*16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</text:p>
          </table:table-cell>
          <table:table-cell office:value-type="float" office:value="6" calcext:value-type="float">
            <text:p>6</text:p>
          </table:table-cell>
          <table:table-cell table:formula="of:=[.B33]*16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34]*16"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</text:p>
          </table:table-cell>
          <table:table-cell office:value-type="float" office:value="8" calcext:value-type="float">
            <text:p>8</text:p>
          </table:table-cell>
          <table:table-cell table:formula="of:=[.B35]*16" office:value-type="float" office:value="128" calcext:value-type="float">
            <text:p>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*3*3</text:p>
          </table:table-cell>
          <table:table-cell office:value-type="float" office:value="9" calcext:value-type="float">
            <text:p>9</text:p>
          </table:table-cell>
          <table:table-cell table:formula="of:=[.B36]*16" office:value-type="float" office:value="144" calcext:value-type="float">
            <text:p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5</text:p>
          </table:table-cell>
          <table:table-cell office:value-type="float" office:value="10" calcext:value-type="float">
            <text:p>10</text:p>
          </table:table-cell>
          <table:table-cell table:formula="of:=[.B37]*16" office:value-type="float" office:value="160" calcext:value-type="float">
            <text:p>16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5</text:p>
          </table:table-cell>
          <table:table-cell office:value-type="float" office:value="20" calcext:value-type="float">
            <text:p>20</text:p>
          </table:table-cell>
          <table:table-cell table:formula="of:=[.B38]*16" office:value-type="float" office:value="320" calcext:value-type="float">
            <text:p>3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*5</text:p>
          </table:table-cell>
          <table:table-cell office:value-type="float" office:value="30" calcext:value-type="float">
            <text:p>30</text:p>
          </table:table-cell>
          <table:table-cell table:formula="of:=[.B39]*16" office:value-type="float" office:value="480" calcext:value-type="float">
            <text:p>4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*5</text:p>
          </table:table-cell>
          <table:table-cell office:value-type="float" office:value="40" calcext:value-type="float">
            <text:p>40</text:p>
          </table:table-cell>
          <table:table-cell table:formula="of:=[.B40]*16" office:value-type="float" office:value="640" calcext:value-type="float">
            <text:p>640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polecny jmenovatel</text:p>
          </table:table-cell>
          <table:table-cell table:formula="of:=2*2*2*5*3*3*3*7" office:value-type="float" office:value="7560" calcext:value-type="float">
            <text:p>7560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(80)</text:p>
          </table:table-cell>
          <table:table-cell office:value-type="string" calcext:value-type="string">
            <text:p>T2(8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(160) theoretical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544539" calcext:value-type="float">
            <text:p>544539</text:p>
          </table:table-cell>
          <table:table-cell office:value-type="float" office:value="542192" calcext:value-type="float">
            <text:p>542192</text:p>
          </table:table-cell>
          <table:table-cell table:formula="of:=1-[.D47]/[.C47]" office:value-type="float" office:value="0.00431006778210563" calcext:value-type="float">
            <text:p>0.0043100678</text:p>
          </table:table-cell>
          <table:table-cell table:formula="of:=[.E47]+(1-[.E47])*80" office:value-type="float" office:value="79.6595046452137" calcext:value-type="float">
            <text:p>79.6595046452</text:p>
          </table:table-cell>
          <table:table-cell table:style-name="ce116" table:formula="of:=[.E47]+(1-[.E47])*160" office:value-type="float" office:value="159.314699222645" calcext:value-type="float">
            <text:p>159.3146992226</text:p>
          </table:table-cell>
          <table:table-cell table:formula="of:=[.C20]*10.666/[.C47]" office:value-type="float" office:value="90.8783103065162" calcext:value-type="float">
            <text:p>90.878310306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0991" calcext:value-type="float">
            <text:p>90991</text:p>
          </table:table-cell>
          <table:table-cell office:value-type="float" office:value="88685" calcext:value-type="float">
            <text:p>88685</text:p>
          </table:table-cell>
          <table:table-cell table:formula="of:=1-[.D48]/[.C48]" office:value-type="float" office:value="0.0253431658076073" calcext:value-type="float">
            <text:p>0.0253431658</text:p>
          </table:table-cell>
          <table:table-cell table:formula="of:=[.E48]+(1-[.E48])*80" office:value-type="float" office:value="77.997889901199" calcext:value-type="float">
            <text:p>77.9978899012</text:p>
          </table:table-cell>
          <table:table-cell table:style-name="ce116" table:formula="of:=[.E48]+(1-[.E48])*160" office:value-type="float" office:value="155.97043663659" calcext:value-type="float">
            <text:p>155.9704366366</text:p>
          </table:table-cell>
          <table:table-cell table:formula="of:=[.C21]*10.666/[.C48]" office:value-type="float" office:value="77.5784431647086" calcext:value-type="float">
            <text:p>77.57844316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1378" calcext:value-type="float">
            <text:p>11378</text:p>
          </table:table-cell>
          <table:table-cell office:value-type="float" office:value="8875" calcext:value-type="float">
            <text:p>8875</text:p>
          </table:table-cell>
          <table:table-cell table:formula="of:=1-[.D49]/[.C49]" office:value-type="float" office:value="0.219985937774653" calcext:value-type="float">
            <text:p>0.2199859378</text:p>
          </table:table-cell>
          <table:table-cell table:formula="of:=[.E49]+(1-[.E49])*80" office:value-type="float" office:value="62.6211109158024" calcext:value-type="float">
            <text:p>62.6211109158</text:p>
          </table:table-cell>
          <table:table-cell table:style-name="ce116" table:formula="of:=[.E49]+(1-[.E49])*160" office:value-type="float" office:value="125.02223589383" calcext:value-type="float">
            <text:p>125.0222358938</text:p>
          </table:table-cell>
          <table:table-cell table:formula="of:=[.C22]*10.666/[.C49]" office:value-type="float" office:value="16.7498759008613" calcext:value-type="float">
            <text:p>16.7498759009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/>
          <table:table-cell office:value-type="string" calcext:value-type="string">
            <text:p>T(160)</text:p>
          </table:table-cell>
          <table:table-cell office:value-type="string" calcext:value-type="string">
            <text:p>T2(16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160)</text:p>
          </table:table-cell>
          <table:table-cell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286657" calcext:value-type="float">
            <text:p>286657</text:p>
          </table:table-cell>
          <table:table-cell office:value-type="float" office:value="284277" calcext:value-type="float">
            <text:p>284277</text:p>
          </table:table-cell>
          <table:table-cell table:formula="of:=1-[.D52]/[.C52]" office:value-type="float" office:value="0.0083026055529779" calcext:value-type="float">
            <text:p>0.0083026056</text:p>
          </table:table-cell>
          <table:table-cell table:formula="of:=[.E52]+(1-[.E52])*160" office:value-type="float" office:value="158.679885717077" calcext:value-type="float">
            <text:p>158.6798857171</text:p>
          </table:table-cell>
          <table:table-cell table:formula="of:=[.C20]*10.666/[.C52]" office:value-type="float" office:value="172.634138416295" calcext:value-type="float">
            <text:p>172.63413841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6000" calcext:value-type="float">
            <text:p>96000</text:p>
          </table:table-cell>
          <table:table-cell office:value-type="float" office:value="95000" calcext:value-type="float">
            <text:p>95000</text:p>
          </table:table-cell>
          <table:table-cell table:formula="of:=1-[.D53]/[.C53]" office:value-type="float" office:value="0.0104166666666666" calcext:value-type="float">
            <text:p>0.0104166667</text:p>
          </table:table-cell>
          <table:table-cell table:formula="of:=[.E53]+(1-[.E53])*160" office:value-type="float" office:value="158.34375" calcext:value-type="float">
            <text:p>158.34375</text:p>
          </table:table-cell>
          <table:table-cell table:formula="of:=[.C21]*10.666/[.C53]" office:value-type="float" office:value="73.5306262708333" calcext:value-type="float">
            <text:p>73.53062627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1282" calcext:value-type="float">
            <text:p>151282</text:p>
          </table:table-cell>
          <table:table-cell office:value-type="float" office:value="147324" calcext:value-type="float">
            <text:p>147324</text:p>
          </table:table-cell>
          <table:table-cell table:formula="of:=1-[.D54]/[.C54]" office:value-type="float" office:value="0.0261630597162914" calcext:value-type="float">
            <text:p>0.0261630597</text:p>
          </table:table-cell>
          <table:table-cell table:formula="of:=[.E54]+(1-[.E54])*160" office:value-type="float" office:value="155.84007350511" calcext:value-type="float">
            <text:p>155.840073505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39:22.545932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9:40:14.886505615</meta:creation-date>
    <dc:date>2015-03-23T17:35:35.880238177</dc:date>
    <meta:editing-duration>PT8H23M25S</meta:editing-duration>
    <meta:editing-cycles>25</meta:editing-cycles>
    <meta:generator>LibreOffice/4.2.7.2$Linux_X86_64 LibreOffice_project/420m0$Build-2</meta:generator>
    <meta:document-statistic meta:table-count="5" meta:cell-count="399" meta:object-count="2"/>
  </office:meta>
</office:document-meta>
</file>

<file path=Object 1/content.xml><?xml version="1.0" encoding="utf-8"?>
<math xmlns="http://www.w3.org/1998/Math/MathML" display="block">
  <semantics>
    <mrow>
      <msub>
        <mi>q</mi>
        <mi>i</mi>
      </msub>
      <mo stretchy="false">=</mo>
      <mrow>
        <msubsup>
          <mo stretchy="false">∑</mo>
          <mrow>
            <mi>j</mi>
            <mo stretchy="false">=</mo>
            <mn>1</mn>
          </mrow>
          <mi>m</mi>
        </msubsup>
        <msup>
          <mrow>
            <mo fence="true" stretchy="false">(</mo>
            <mrow>
              <mrow>
                <mi>M</mi>
                <mrow>
                  <mrow>
                    <mo fence="true" stretchy="false">(</mo>
                    <mrow>
                      <mrow>
                        <msub>
                          <mi>t</mi>
                          <mi>j</mi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i mathvariant="italic">data</mi>
                </mrow>
                <mrow>
                  <mo fence="true" stretchy="false">(</mo>
                  <mrow>
                    <msub>
                      <mi>t</mi>
                      <mi>j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_i = sum_{j=1}^m (M(t_j,p_i)-data( t_j ))^2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i mathvariant="italic">simulate</mi>
      </mrow>
      <mrow>
        <mo fence="true" stretchy="false">(</mo>
        <mrow>
          <mrow>
            <mi mathvariant="italic">model</mi>
            <mi>,</mi>
            <mrow>
              <mi mathvariant="italic">parameters</mi>
              <mo stretchy="false">=</mo>
              <msub>
                <mi>p</mi>
                <mi>i</mi>
              </msub>
            </mrow>
          </mrow>
        </mrow>
        <mo fence="true" stretchy="false">)</mo>
      </mrow>
    </mrow>
    <annotation encoding="StarMath 5.0">M(p_i)=simulate(model, parameters=p_i)
</annotation>
  </semantics>
</math>
</file>